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cef" officeooo:paragraph-rsid="00104cef"/>
    </style:style>
    <style:style style:name="P2" style:family="paragraph" style:parent-style-name="Standard">
      <style:text-properties officeooo:rsid="00110dc0" officeooo:paragraph-rsid="00110dc0"/>
    </style:style>
    <style:style style:name="P3" style:family="paragraph" style:parent-style-name="Standard">
      <style:text-properties officeooo:rsid="00110dc0" officeooo:paragraph-rsid="001180f2"/>
    </style:style>
    <style:style style:name="P4" style:family="paragraph" style:parent-style-name="Standard">
      <style:text-properties officeooo:paragraph-rsid="00110dc0"/>
    </style:style>
    <style:style style:name="P5" style:family="paragraph" style:parent-style-name="Standard">
      <style:text-properties officeooo:paragraph-rsid="001180f2"/>
    </style:style>
    <style:style style:name="P6" style:family="paragraph" style:parent-style-name="Standard">
      <style:text-properties officeooo:paragraph-rsid="00104cef"/>
    </style:style>
    <style:style style:name="P7" style:family="paragraph" style:parent-style-name="Standard">
      <style:text-properties officeooo:rsid="0013da1e" officeooo:paragraph-rsid="0013da1e"/>
    </style:style>
    <style:style style:name="P8" style:family="paragraph" style:parent-style-name="Standard">
      <style:text-properties officeooo:rsid="0013da1e" officeooo:paragraph-rsid="0013da1e"/>
    </style:style>
    <style:style style:name="T1" style:family="text">
      <style:text-properties officeooo:rsid="00104cef"/>
    </style:style>
    <style:style style:name="T2" style:family="text">
      <style:text-properties officeooo:rsid="00110dc0"/>
    </style:style>
    <style:style style:name="T3" style:family="text">
      <style:text-properties officeooo:rsid="001180f2"/>
    </style:style>
    <style:style style:name="T4" style:family="text">
      <style:text-properties officeooo:rsid="0012ab50"/>
    </style:style>
    <style:style style:name="T5" style:family="text">
      <style:text-properties officeooo:rsid="0013361c"/>
    </style:style>
    <style:style style:name="T6" style:family="text">
      <style:text-properties officeooo:rsid="0013d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Juan quedó el 2º y </text:span><text:span text:style-name="T6">Lucía</text:span><text:span text:style-name="T1"> la 1ª</text:span></text:p>
      <text:p text:style-name="P1">¡¡¡Qué buen resultado!!!</text:p>
      <text:p text:style-name="P1">“<text:span text:style-name="T2">Tienes toda la razón”</text:span></text:p>
      <text:p text:style-name="P1"/>
      <text:p text:style-name="P2">minombre@gmail.com</text:p>
      <text:p text:style-name="P2">El resultado de 5·6 es igual a 30</text:p>
      <text:p text:style-name="P2">El carácter almohadilla es #</text:p>
      <text:p text:style-name="P2"/>
      <text:p text:style-name="P4"><text:span text:style-name="T2">La camisa </text:span><text:span text:style-name="T5">cuesta</text:span><text:span text:style-name="T2"> 60$</text:span></text:p>
      <text:p text:style-name="P5"><text:span text:style-name="T3">El pantalón </text:span><text:span text:style-name="T4">tiene una </text:span><text:span text:style-name="T3">rebaja </text:span><text:span text:style-name="T4">del</text:span><text:span text:style-name="T3"> 3</text:span><text:span text:style-name="T2">0%</text:span></text:p>
      <text:p text:style-name="P7">Busqué en Marks &amp; Spencer</text:p>
      <text:p text:style-name="P7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6:21:15.872000000</meta:creation-date>
    <meta:generator>LibreOffice/7.0.3.1$Windows_X86_64 LibreOffice_project/d7547858d014d4cf69878db179d326fc3483e082</meta:generator>
    <dc:date>2020-12-17T18:05:33.809000000</dc:date>
    <meta:editing-duration>PT24M39S</meta:editing-duration>
    <meta:editing-cycles>8</meta:editing-cycles>
    <meta:document-statistic meta:table-count="0" meta:image-count="0" meta:object-count="0" meta:page-count="1" meta:paragraph-count="9" meta:word-count="45" meta:character-count="236" meta:non-whitespace-character-count="200"/>
  </office:meta>
</office:document-meta>
</file>